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in" fo:margin-bottom="0.139in" fo:line-height="115%"/>
      <style:text-properties fo:color="#008141" fo:font-size="11pt" fo:language="en" fo:country="none" fo:font-weight="bold" style:font-size-asian="11pt" style:font-weight-asian="bold" style:font-size-complex="11pt" style:font-weight-complex="bold"/>
    </style:style>
    <style:style style:name="P2" style:family="paragraph" style:parent-style-name="Standard" style:list-style-name="" style:master-page-name="Standard">
      <style:paragraph-properties fo:margin-top="0in" fo:margin-bottom="0.139in" fo:line-height="115%" style:page-number="auto"/>
      <style:text-properties fo:color="#008141" fo:font-size="11pt" fo:language="en" fo:country="none" fo:font-weight="bold" style:font-size-asian="11pt" style:font-weight-asian="bold" style:font-size-complex="11pt" style:font-weight-complex="bold"/>
    </style:style>
    <style:style style:name="T1" style:family="text">
      <style:text-properties style:font-name="Calibri" fo:font-size="11pt" fo:language="en" fo:country="none" style:font-name-asian="Calibri" style:font-size-asian="11pt" style:font-name-complex="Calibri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M1 - ...</text:p>
      <text:p text:style-name="P1">(shes making me slightly uncomfortable)</text:p>
      <text:p text:style-name="P1">PM2 - Yes I Surely Will</text:p>
      <text:p text:style-name="P1">And Im Happy Too</text:p>
      <text:p text:style-name="P1">About</text:p>
      <text:p text:style-name="P1">Yes</text:p>
      <text:p text:style-name="P1">Okay Thank You</text:p>
      <text:p text:style-name="P1">_</text:p>
      <text:p text:style-name="P1">MP3 - Nothing I Was Just Leaving</text:p>
      <text:p text:style-name="P1">Pardon Me</text:p>
      <text:p text:style-name="P1">No</text:p>
      <text:p text:style-name="P1">Are You Actually</text:p>
      <text:p text:style-name="P1">Well I Was Going In There Anyway</text:p>
      <text:p text:style-name="P1">I Wont Give You My Password But You Can Follow Me I Guess</text:p>
      <text:p text:style-name="P1">But You Can Only Remain As Long As Im Escorting You</text:p>
      <text:p text:style-name="P1">Because I Dont Trust You</text:p>
      <text:p text:style-name="P1">Youre Right With A Sales Pitch Like That I Would Have To Be An Imbecile Not To Crave Your Company</text:p>
      <text:p text:style-name="P1">I Think Youre Probably A Sociopath</text:p>
      <text:p text:style-name="P1">Ive Given Enough Of My Time To Such Characters In The Past</text:p>
      <text:p text:style-name="P1">My Name Is Kanaya!</text:p>
      <text:p text:style-name="P1">MP4 - Whatever Youre Thinking Dont Even Try It</text:p>
      <text:p text:style-name="P1">Lets Keep Moving </text:p>
      <text:p text:style-name="P1">_</text:p>
      <text:p text:style-name="P1">RL22 - What</text:p>
      <text:p text:style-name="P1">Oh Right</text:p>
      <text:p text:style-name="P1">I Became So Absorbed In A Conversation With My Ancestor I Already <text:soft-page-break/>Forgot She Taught Me How To</text:p>
      <text:p text:style-name="P1">Switch Off</text:p>
      <text:p text:style-name="P1">Yes</text:p>
      <text:p text:style-name="P1">Very Well</text:p>
      <text:p text:style-name="P1">She Is Very Nice And As A Person Is As Impressive As I Was Imagining Her To Be</text:p>
      <text:p text:style-name="P1">But Not Nearly As Intimidating Really</text:p>
      <text:p text:style-name="P1">Many Things</text:p>
      <text:p text:style-name="P1">Primarily Encouraging Me To Pursue My Prior Obligation To My People</text:p>
      <text:p text:style-name="P1">She Said She Used To Eschew Her Role Rather Vehemently</text:p>
      <text:p text:style-name="P1">The Duties Of Our Caste Were Quite Limiting In Both Worlds It Seems</text:p>
      <text:p text:style-name="P1">So She Renounced Them Completely And Wanted A Different Life</text:p>
      <text:p text:style-name="P1">But She Also Said Something To The Effect That</text:p>
      <text:p text:style-name="P1">She Found That It Wasnt Really Necessary To Reject That Role Completely</text:p>
      <text:p text:style-name="P1">And The Same Is True For Me</text:p>
      <text:p text:style-name="P1">As Long As I Know Within That I Am Free</text:p>
      <text:p text:style-name="P1">And If My Decision Is To Embrace My Path Then It Can Be A Source Of Strength</text:p>
      <text:p text:style-name="P1">Its True Theres No Orb Anymore</text:p>
      <text:p text:style-name="P1">She Said It May Be Very Difficult</text:p>
      <text:p text:style-name="P1">But Theres No Hope If I Dont Try</text:p>
      <text:p text:style-name="P1">I Dont Know How Im Going To Do It Yet</text:p>
      <text:p text:style-name="P1">But Such Is The Nature Of Adventures</text:p>
      <text:p text:style-name="P1">You Cant Be Scared Of Adventures</text:p>
      <text:p text:style-name="P1">I Think Im Excited About It Now</text:p>
      <text:p text:style-name="P1">I Hope So</text:p>
      <text:p text:style-name="P1"><text:soft-page-break/>Oh No I Can Flip It Back On</text:p>
      <text:p text:style-name="P1">See</text:p>
      <text:p text:style-name="P1">Turns Out Its Just</text:p>
      <text:p text:style-name="P1">A Silly Biological Parlor Trick</text:p>
      <text:p text:style-name="P1">Sorry</text:p>
      <text:p text:style-name="P1">I Know How You Enjoy A Good Source Of Light</text:p>
      <text:p text:style-name="P1">RL23 - I Dont Know</text:p>
      <text:p text:style-name="P1">What Do You Think</text:p>
      <text:p text:style-name="P1">I Could Go Either Way</text:p>
      <text:p text:style-name="P1">Ill Probably Switch On If Im Walking Through A Dark Corridor</text:p>
      <text:p text:style-name="P1">Now That I Think About It</text:p>
      <text:p text:style-name="P1">Its Been A Long Time Since I Could Even Be In The Dark</text:p>
      <text:p text:style-name="P1">Maybe Ill Leave It Off For A While And Refamiliarize Myself With The Experience Of Nonillumination</text:p>
      <text:p text:style-name="P1">Um</text:p>
      <text:p text:style-name="P1">No Thats Ok</text:p>
      <text:p text:style-name="P1">Im Told Its A Trait Confined To Those Of My Caste</text:p>
      <text:p text:style-name="P1">They Tended To Spend A Lot Of Time In The Brooding Caverns Where A Convenient Source Of Light Was Often Handy</text:p>
      <text:p text:style-name="P1">That Part Of It Makes Sense To Me But I Have No Idea What The Evolutionary Purpose Was For The Sort Of Thirst Which Accompanies This Perk</text:p>
      <text:p text:style-name="P1">Strikes Me As An Odd Liability But What Do I Know</text:p>
      <text:p text:style-name="P1">Maybe</text:p>
      <text:p text:style-name="P1">Or Perhaps It Was A Measured Defect Imposed On Us</text:p>
      <text:p text:style-name="P1">To Keep The Auxiliatrices On A Short Leash</text:p>
      <text:p text:style-name="P1">The Condition Was Often Glamorized In Certain Works Of Literature</text:p>
      <text:p text:style-name="P1">But Theres Really Nothing That Great About It</text:p>
      <text:p text:style-name="P1"><text:soft-page-break/>Not Nearly As Useful As Other Abilities Like The Psychic Gifts Which Some Lowbloods Are Predisposed To</text:p>
      <text:p text:style-name="P1">Though I Guess Its Pretty Useful If You Want To Keep The Plans You Made After Someone Punches A Hole Through Your Gut</text:p>
      <text:p text:style-name="P1">Not Really</text:p>
      <text:p text:style-name="P1">Sure</text:p>
      <text:p text:style-name="P1">Anything In Particular That You Have In Mind</text:p>
      <text:p text:style-name="P1">Yeah That Sounds Okay </text:p>
      <text:p text:style-name="P1">_</text:p>
      <text:p text:style-name="P1">DS8; MP5 - Yes</text:p>
      <text:p text:style-name="P1">Hence The Ghost Who Is Following Me</text:p>
      <text:p text:style-name="P1">She Is Exhibiting Her Best Behavior While On This Tour</text:p>
      <text:p text:style-name="P1">Shes Actually Doing Very Well So Far</text:p>
      <text:p text:style-name="P1">Shh!</text:p>
      <text:p text:style-name="P1">...</text:p>
      <text:p text:style-name="P1">I Know What Your Raps Are Theyre Basically The Same As The Ancient Artform Of Alternian Slam Poetry</text:p>
      <text:p text:style-name="P1">But More Primitive And Generally Involving Less Lyrics About Towering Muscular Livestock</text:p>
      <text:p text:style-name="P1">I Dont Know I Dont Really Have Much Interest In The Subject</text:p>
      <text:p text:style-name="P1">Well There You Go</text:p>
      <text:p text:style-name="P1">Um</text:p>
      <text:p text:style-name="P1">If You Are Successful In Extracting Blood From The Geological Material In Question Can I Have It</text:p>
      <text:p text:style-name="P1">I Dont Know How Sincere Youre Being Dave</text:p>
      <text:p text:style-name="P1">Probably Only Somewhat Since The Rule Is That Everything Has To Be At Least Partially A Joke Right</text:p>
      <text:p text:style-name="P1">But If You Actually Want To Converse And Exchange Views On Our Respective Cultures Then Okay I Guess Thats Fine</text:p>
      <text:p text:style-name="P1">I Might Be Able To Dig Up Some Classic Texts By Some Famous Slam <text:soft-page-break/>Poets</text:p>
      <text:p text:style-name="P1">Ok I Will See What I Can Do</text:p>
      <text:p text:style-name="P1">Heh Sure</text:p>
      <text:p text:style-name="P1">Oh</text:p>
      <text:p text:style-name="P1">Is It Too Late To Back Out Of This</text:p>
      <text:p text:style-name="P1">DS9; MP6 - ...</text:p>
      <text:p text:style-name="P1">By The Tenor Of The Question Ill Assume More Than You Would Prefer</text:p>
      <text:p text:style-name="P1">I Wasnt</text:p>
      <text:p text:style-name="P1">I Was Just Standing Here And You Slowly Wandered Over In A Totally Oblivious Stupor</text:p>
      <text:p text:style-name="P1">You Were Mumbling Your Rhymes And Walked Right Up To Me And Did Not Notice Me Until Now</text:p>
      <text:p text:style-name="P1">They Then Proceeded To Have One Of The Most Ambiguously Rated Rap Offs In The History Of Paradox Space While I Stood By And Regarded It Neutrally</text:p>
      <text:p text:style-name="P1">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Courier New" fo:font-size="12pt" fo:language="en" fo:country="US" style:font-name-asian="Courier New" style:font-size-asian="12pt" style:language-asian="en" style:country-asian="US" style:font-name-complex="Courier New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5" meta:paragraph-count="107" meta:word-count="846" meta:character-count="4194"/>
    <meta:generator>OpenOffice/4.1.2$Win32 OpenOffice.org_project/412m3$Build-9782</meta:generator>
  </office:meta>
</office:document-meta>
</file>